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fo:min-height="1.3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88cm" svg:height="2.794cm" svg:x="6.715cm" svg:y="1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2cm" svg:height="6.604cm" svg:x="1.508cm" svg:y="15.097cm">
          <text:p text:style-name="P1">Reads → contigs</text:p>
          <text:p text:style-name="P1">(blat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398cm" svg:height="2.794cm" svg:x="3.032cm" svg:y="25.511cm">
          <text:p text:style-name="P1">Reads, contigs: </text:p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18cm" svg:y1="21.701cm" svg:x2="7.731cm" svg:y2="25.511cm" draw:start-shape="id1" draw:end-shape="id2" svg:d="m5318 21701v1905h2413v1905">
          <text:p/>
        </draw:connector>
        <draw:frame draw:style-name="gr3" draw:layer="layout" svg:width="3.491cm" svg:height="0.962cm" svg:x="8.05cm" svg:y="23.098cm">
          <draw:text-box>
            <text:p>unmapped</text:p>
          </draw:text-box>
        </draw:frame>
        <draw:custom-shape draw:style-name="gr1" draw:text-style-name="P1" xml:id="id3" draw:id="id3" draw:layer="layout" svg:width="10.287cm" svg:height="3.048cm" svg:x="22.209cm" svg:y="18.272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28cm" svg:y1="18.399cm" svg:x2="22.209cm" svg:y2="19.796cm" draw:start-shape="id1" draw:start-glue-point="1" draw:end-shape="id3" svg:d="m9128 18399h6540v1397h6541">
          <text:p/>
        </draw:connector>
        <draw:connector draw:style-name="gr2" draw:text-style-name="P1" draw:layer="layout" svg:x1="12.43cm" svg:y1="26.908cm" svg:x2="22.209cm" svg:y2="19.796cm" draw:start-shape="id2" draw:end-shape="id3" draw:end-glue-point="3" svg:d="m12430 26908h4889v-7112h4890">
          <text:p/>
        </draw:connector>
        <draw:frame draw:style-name="gr3" draw:layer="layout" svg:width="2.788cm" svg:height="0.962cm" svg:x="18.399cm" svg:y="18.58cm">
          <draw:text-box>
            <text:p>mapped</text:p>
          </draw:text-box>
        </draw:frame>
        <draw:custom-shape draw:style-name="gr1" draw:text-style-name="P1" xml:id="id5" draw:id="id5" draw:layer="layout" svg:width="8.382cm" svg:height="4.064cm" svg:x="2.27cm" svg:y="6.969cm">
          <text:p text:style-name="P1">Reads → contigs</text:p>
          <text:p text:style-name="P1">(bowtie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09cm" svg:y1="3.794cm" svg:x2="6.461cm" svg:y2="6.969cm" draw:start-shape="id4" draw:start-glue-point="2" draw:end-shape="id5" svg:d="m9509 3794v1588h-3048v1587">
          <text:p/>
        </draw:connector>
        <draw:connector draw:style-name="gr2" draw:text-style-name="P1" draw:layer="layout" svg:x1="6.461cm" svg:y1="11.033cm" svg:x2="5.318cm" svg:y2="15.097cm" draw:start-shape="id5" draw:end-shape="id1" draw:end-glue-point="0" svg:d="m6461 11033v2032h-1143v2032">
          <text:p/>
        </draw:connector>
        <draw:connector draw:style-name="gr2" draw:text-style-name="P1" draw:layer="layout" svg:x1="10.652cm" svg:y1="9.001cm" svg:x2="22.209cm" svg:y2="19.796cm" draw:start-shape="id5" draw:end-shape="id3" svg:d="m10652 9001h5778v10795h5779">
          <text:p/>
        </draw:connector>
        <draw:frame draw:style-name="gr3" draw:layer="layout" svg:width="3.491cm" svg:height="0.962cm" svg:x="6.526cm" svg:y="12.43cm">
          <draw:text-box>
            <text:p>unmapped</text:p>
          </draw:text-box>
        </draw:frame>
        <draw:frame draw:style-name="gr4" draw:layer="layout" svg:width="3.048cm" svg:height="1.673cm" svg:x="5.699cm" svg:y="15.456cm">
          <draw:text-box>
            <text:p>ssaha2 -see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6T16:33:16</dc:date>
    <dc:creator>Tianyang Li</dc:creator>
    <meta:editing-duration>P2DT4H38M10S</meta:editing-duration>
    <meta:editing-cycles>16</meta:editing-cycles>
    <meta:generator>LibreOffice/3.5$Linux_X86_64 LibreOffice_project/350m1$Build-2</meta:generator>
    <meta:document-statistic meta:object-count="15"/>
  </office:meta>
</office:document-meta>
</file>